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8pt" officeooo:rsid="001f140e" officeooo:paragraph-rsid="001f140e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officeooo:rsid="001f140e" officeooo:paragraph-rsid="001f140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style="normal" officeooo:rsid="001f140e" officeooo:paragraph-rsid="001f140e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officeooo:rsid="00206218" officeooo:paragraph-rsid="00206218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officeooo:rsid="0022e7b0" officeooo:paragraph-rsid="0022e7b0" style:font-size-asian="10.5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22e7b0" officeooo:paragraph-rsid="0022e7b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26c3c3" officeooo:paragraph-rsid="0026c3c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22e7b0" officeooo:paragraph-rsid="0022e7b0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2e7b0" officeooo:paragraph-rsid="0022e7b0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59b3a" officeooo:paragraph-rsid="00259b3a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6c3c3" officeooo:paragraph-rsid="0026c3c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Ubuntu" fo:font-size="12pt" fo:font-style="normal" officeooo:rsid="00206218" officeooo:paragraph-rsid="00206218" style:font-size-asian="10.5pt" style:font-style-asian="normal" style:font-size-complex="12pt" style:font-style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Ubuntu" fo:font-size="12pt" fo:font-style="normal" officeooo:rsid="00206218" officeooo:paragraph-rsid="00240215" style:font-size-asian="10.5pt" style:font-style-asian="normal" style:font-size-complex="12pt" style:font-style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Ubuntu" fo:font-size="12pt" fo:font-style="normal" style:text-underline-style="none" fo:font-weight="normal" officeooo:rsid="002d28f8" officeooo:paragraph-rsid="002d28f8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Ubuntu" fo:font-size="12pt" fo:font-style="normal" style:text-underline-style="none" fo:font-weight="normal" officeooo:rsid="0022e7b0" officeooo:paragraph-rsid="0022e7b0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Ubuntu" fo:font-size="12pt" fo:font-style="normal" style:text-underline-style="none" fo:font-weight="normal" officeooo:rsid="00240215" officeooo:paragraph-rsid="0024021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2de6e0" officeooo:paragraph-rsid="002de6e0" style:font-size-asian="10.5pt" style:font-size-complex="12pt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officeooo:rsid="002de6e0" officeooo:paragraph-rsid="002de6e0" style:font-size-asian="10.5pt" style:font-size-complex="12pt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officeooo:rsid="002de6e0" officeooo:paragraph-rsid="002de6e0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2e3a65" officeooo:paragraph-rsid="002e3a65" style:font-size-asian="10.5pt" style:font-size-complex="12pt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officeooo:rsid="002e3a65" officeooo:paragraph-rsid="002e3a65" style:font-size-asian="10.5pt" style:font-size-complex="12pt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officeooo:rsid="002e3a65" officeooo:paragraph-rsid="002fcdb0" style:font-size-asian="10.5pt" style:font-size-complex="12pt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officeooo:rsid="002fcdb0" officeooo:paragraph-rsid="002fcdb0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2fcdb0" officeooo:paragraph-rsid="002fcdb0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30b84e" officeooo:paragraph-rsid="0030b84e" style:font-size-asian="10.5pt" style:font-size-complex="12pt"/>
    </style:style>
    <style:style style:name="P26" style:family="paragraph" style:parent-style-name="Standard" style:list-style-name="L7">
      <style:paragraph-properties fo:text-align="start" style:justify-single-word="false"/>
      <style:text-properties style:font-name="Ubuntu" fo:font-size="12pt" style:text-underline-style="none" officeooo:rsid="0030b84e" officeooo:paragraph-rsid="0030b84e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32d06e" officeooo:paragraph-rsid="0032d06e" style:font-size-asian="10.5pt" style:font-size-complex="12pt"/>
    </style:style>
    <style:style style:name="P28" style:family="paragraph" style:parent-style-name="Standard" style:list-style-name="L8">
      <style:paragraph-properties fo:text-align="start" style:justify-single-word="false"/>
      <style:text-properties style:font-name="Ubuntu" fo:font-size="12pt" style:text-underline-style="none" officeooo:rsid="0032d06e" officeooo:paragraph-rsid="0032d06e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342300" officeooo:paragraph-rsid="00342300" style:font-size-asian="10.5pt" style:font-size-complex="12pt"/>
    </style:style>
    <style:style style:name="P30" style:family="paragraph" style:parent-style-name="Standard" style:list-style-name="L9">
      <style:paragraph-properties fo:text-align="start" style:justify-single-word="false"/>
      <style:text-properties style:font-name="Ubuntu" fo:font-size="12pt" style:text-underline-style="none" officeooo:rsid="00342300" officeooo:paragraph-rsid="00342300" style:font-size-asian="10.5pt" style:font-size-complex="12pt"/>
    </style:style>
    <style:style style:name="P31" style:family="paragraph" style:parent-style-name="Standard" style:list-style-name="L9">
      <style:paragraph-properties fo:text-align="start" style:justify-single-word="false"/>
      <style:text-properties style:font-name="Ubuntu" fo:font-size="12pt" style:text-underline-style="none" officeooo:rsid="00342300" officeooo:paragraph-rsid="00354320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354320" officeooo:paragraph-rsid="00354320" style:font-size-asian="10.5pt" style:font-size-complex="12pt"/>
    </style:style>
    <style:style style:name="P33" style:family="paragraph" style:parent-style-name="Standard" style:list-style-name="L9">
      <style:paragraph-properties fo:text-align="start" style:justify-single-word="false"/>
      <style:text-properties style:font-name="Ubuntu" fo:font-size="12pt" style:text-underline-style="none" officeooo:rsid="00354320" officeooo:paragraph-rsid="00354320" style:font-size-asian="10.5pt" style:font-size-complex="12pt"/>
    </style:style>
    <style:style style:name="P34" style:family="paragraph" style:parent-style-name="Standard" style:list-style-name="L9">
      <style:paragraph-properties fo:text-align="start" style:justify-single-word="false"/>
      <style:text-properties style:font-name="Ubuntu" fo:font-size="12pt" style:text-underline-style="none" officeooo:rsid="00356ce1" officeooo:paragraph-rsid="00356ce1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356ce1" officeooo:paragraph-rsid="00356ce1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378525" officeooo:paragraph-rsid="00378525" style:font-size-asian="10.5pt" style:font-size-complex="12pt"/>
    </style:style>
    <style:style style:name="P37" style:family="paragraph" style:parent-style-name="Standard" style:list-style-name="L10">
      <style:paragraph-properties fo:text-align="start" style:justify-single-word="false"/>
      <style:text-properties style:font-name="Ubuntu" fo:font-size="12pt" style:text-underline-style="none" officeooo:rsid="00378525" officeooo:paragraph-rsid="00378525" style:font-size-asian="10.5pt" style:font-size-complex="12pt"/>
    </style:style>
    <style:style style:name="P38" style:family="paragraph" style:parent-style-name="Standard" style:list-style-name="L11">
      <style:paragraph-properties fo:text-align="start" style:justify-single-word="false"/>
      <style:text-properties style:font-name="Ubuntu" fo:font-size="12pt" style:text-underline-style="none" officeooo:rsid="00378525" officeooo:paragraph-rsid="00378525" style:font-size-asian="10.5pt" style:font-size-complex="12pt"/>
    </style:style>
    <style:style style:name="P39" style:family="paragraph" style:parent-style-name="Standard" style:list-style-name="L12">
      <style:paragraph-properties fo:text-align="start" style:justify-single-word="false"/>
      <style:text-properties style:font-name="Ubuntu" fo:font-size="12pt" style:text-underline-style="none" officeooo:rsid="0038a417" officeooo:paragraph-rsid="0038a417" style:font-size-asian="10.5pt" style:font-size-complex="12pt"/>
    </style:style>
    <style:style style:name="P40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solid" style:text-underline-width="auto" style:text-underline-color="font-color" officeooo:rsid="001f140e" officeooo:paragraph-rsid="001f140e" style:font-size-asian="10.5pt" style:font-size-complex="12pt"/>
    </style:style>
    <style:style style:name="P41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none" officeooo:rsid="0032d06e" officeooo:paragraph-rsid="0032d06e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f1704"/>
    </style:style>
    <style:style style:name="T4" style:family="text">
      <style:text-properties officeooo:rsid="0022076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fcdb0"/>
    </style:style>
    <style:style style:name="T8" style:family="text">
      <style:text-properties officeooo:rsid="00342300"/>
    </style:style>
    <style:style style:name="T9" style:family="text">
      <style:text-properties officeooo:rsid="00354320"/>
    </style:style>
    <style:style style:name="T10" style:family="text">
      <style:text-properties officeooo:rsid="00356ce1"/>
    </style:style>
    <style:style style:name="T11" style:family="text">
      <style:text-properties officeooo:rsid="0035cf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TEMA 1 PROGRAMACIÓN</text:p>
      <text:p text:style-name="P1"/>
      <text:p text:style-name="P17">Algoritmo: <text:s/>Secuencia de pasos ordenada dan solución a un problema.</text:p>
      <text:list xml:id="list92305220442884996" text:style-name="L3">
        <text:list-item>
          <text:p text:style-name="P18">Parte de unos datos de entrada</text:p>
        </text:list-item>
        <text:list-item>
          <text:p text:style-name="P18">Realiza una secuencia de pasos</text:p>
        </text:list-item>
        <text:list-item>
          <text:p text:style-name="P18">Muestra unos datos de salida</text:p>
          <text:p text:style-name="P18"/>
        </text:list-item>
      </text:list>
      <text:p text:style-name="P17"/>
      <text:p text:style-name="P17">Algoritmo computacional: Algoritmo realizado por un ordenador. Ha de ser:</text:p>
      <text:list xml:id="list155382861871180349" text:style-name="L5">
        <text:list-item>
          <text:p text:style-name="P19">Ser preciso e indicar el orden de realización paso a paso.</text:p>
        </text:list-item>
        <text:list-item>
          <text:p text:style-name="P19">Ha de estar definido, debe tener repetitibilidad.</text:p>
        </text:list-item>
        <text:list-item>
          <text:p text:style-name="P19">Tiene que ser finito.</text:p>
        </text:list-item>
      </text:list>
      <text:p text:style-name="P17"/>
      <text:p text:style-name="P17">Programa: Pasos que permiten resolver un problema escritos en un lenguaje de programación</text:p>
      <text:p text:style-name="P17"/>
      <text:p text:style-name="P20">Lenguaje de programación: Lenguaje para crear algoritmos que utilicen los ordenadores.</text:p>
      <text:list xml:id="list2256733676900972900" text:style-name="L6">
        <text:list-item>
          <text:p text:style-name="P21">Compilado: Se traduce el código fuente a un lenguaje que entiende la maquina.</text:p>
          <text:list>
            <text:list-item>
              <text:p text:style-name="P21">Suelen ser más rápidos.</text:p>
            </text:list-item>
            <text:list-item>
              <text:p text:style-name="P21">El compilador traduce al código fuente y crea un archivo ejecutable.</text:p>
            </text:list-item>
            <text:list-item>
              <text:p text:style-name="P21">Este archivo solo sirve para la plataforma en la que se ejecutó.</text:p>
            </text:list-item>
            <text:list-item>
              <text:p text:style-name="P21">En caso de error del código el compilador te lo hace saber.</text:p>
            </text:list-item>
          </text:list>
        </text:list-item>
      </text:list>
      <text:p text:style-name="P20"/>
      <text:list xml:id="list184338037680866" text:continue-numbering="true" text:style-name="L6">
        <text:list-item>
          <text:p text:style-name="P22">Interpretado: <text:span text:style-name="T7">Todo sucede al instante, se traduce cada línea de código conforme se va ejecutando. </text:span></text:p>
          <text:list>
            <text:list-item>
              <text:p text:style-name="P22"><text:span text:style-name="T7">Multiplataforma.</text:span></text:p>
            </text:list-item>
            <text:list-item>
              <text:p text:style-name="P23">Requieren un interprete</text:p>
            </text:list-item>
            <text:list-item>
              <text:p text:style-name="P23">No se genera un fichero autoejecutable.</text:p>
            </text:list-item>
          </text:list>
        </text:list-item>
      </text:list>
      <text:p text:style-name="P24"/>
      <text:list xml:id="list184338378435082" text:continue-numbering="true" text:style-name="L6">
        <text:list-item>
          <text:p text:style-name="P21">Alto nivel: Gramática<text:span text:style-name="T7"> más similar al lenguaje natural.</text:span></text:p>
          <text:list>
            <text:list-item>
              <text:p text:style-name="P23">Ordenador traduce las instrucciones al lenguaje máquina</text:p>
            </text:list-item>
            <text:list-item>
              <text:p text:style-name="P23">Pensados para resolver un tipo de problema en concreto.</text:p>
            </text:list-item>
          </text:list>
        </text:list-item>
      </text:list>
      <text:p text:style-name="P24"/>
      <text:list xml:id="list184338289611081" text:continue-numbering="true" text:style-name="L6">
        <text:list-item>
          <text:p text:style-name="P22">Bajo nivel: Gramática<text:span text:style-name="T7"> más cercana al lenguaje maquina.</text:span></text:p>
          <text:list>
            <text:list-item>
              <text:p text:style-name="P23">Lenguaje máquina: Instrucciones en binario, octal o hexadecimal.</text:p>
            </text:list-item>
            <text:list-item>
              <text:p text:style-name="P23">Lenguaje ensamblador: Substituye el lenguaje máquina por operaciones simples. Ha de ser traducido (ensamblado) a código máquina.</text:p>
            </text:list-item>
          </text:list>
        </text:list-item>
      </text:list>
      <text:p text:style-name="P20"/>
      <text:p text:style-name="P25">Errores de compilación: Errores de sintaxis en el código fuente.</text:p>
      <text:list xml:id="list773794338180817478" text:style-name="L7">
        <text:list-item>
          <text:p text:style-name="P26">Imposible de tratar por el compilador</text:p>
        </text:list-item>
        <text:list-item>
          <text:p text:style-name="P26">El compilador avisa de los posibles errores.</text:p>
        </text:list-item>
      </text:list>
      <text:p text:style-name="P25"/>
      <text:p text:style-name="P25">CamelUpperCase: Tipo de notación para los nombre de los ficheros de los programas.</text:p>
      <text:p text:style-name="P17"/>
      <text:p text:style-name="P41">Datos: Toda información que el ordenador utiliza para ejecutar programas</text:p>
      <text:list xml:id="list498939389975943171" text:style-name="L8">
        <text:list-item>
          <text:p text:style-name="P28">Cada dato ha de pertenecer a algún tipo</text:p>
        </text:list-item>
        <text:list-item>
          <text:p text:style-name="P28">Pueden ser primitivos <text:span text:style-name="T8">o complejos.</text:span></text:p>
        </text:list-item>
      </text:list>
      <text:p text:style-name="P27"/>
      <text:p text:style-name="P29">Tipos de datos: todos los lenguajes los suelen soportar</text:p>
      <text:list xml:id="list5131700577536267896" text:style-name="L9">
        <text:list-item>
          <text:p text:style-name="P30">Enteros: Valores posivos o negativos sin decimales. Tipos:</text:p>
          <text:list>
            <text:list-item>
              <text:p text:style-name="P30">byte</text:p>
            </text:list-item>
            <text:list-item>
              <text:p text:style-name="P30">short</text:p>
            </text:list-item>
            <text:list-item>
              <text:p text:style-name="P30">int</text:p>
            </text:list-item>
            <text:list-item>
              <text:p text:style-name="P30">long</text:p>
              <text:p text:style-name="P30"/>
            </text:list-item>
          </text:list>
        </text:list-item>
        <text:list-item>
          <text:p text:style-name="P31">Reales: Valores posivos o negativos <text:span text:style-name="T9">con</text:span> decimales. Tipos:</text:p>
          <text:list>
            <text:list-item>
              <text:p text:style-name="P33">float</text:p>
            </text:list-item>
            <text:list-item>
              <text:p text:style-name="P33"><text:span text:style-name="T10">d</text:span>ouble</text:p>
              <text:p text:style-name="P33"/>
            </text:list-item>
          </text:list>
        </text:list-item>
        <text:list-item>
          <text:p text:style-name="P30">Caracter: <text:span text:style-name="T10">Unidad fundamental de texto usado en cualquier alfabeto</text:span></text:p>
          <text:list>
            <text:list-item>
              <text:p text:style-name="P34">char</text:p>
              <text:p text:style-name="P34"/>
            </text:list-item>
          </text:list>
        </text:list-item>
        <text:list-item>
          <text:p text:style-name="P30">Booleanos: <text:span text:style-name="T10">Representa un valor de tipo lógico sobre una afirmación.</text:span></text:p>
          <text:list>
            <text:list-item>
              <text:p text:style-name="P34"><text:span text:style-name="T11">Boolean: </text:span>Dos posiblidades, <text:span text:style-name="T11">v</text:span>erdadero (true) o <text:span text:style-name="T11">f</text:span>also (false)</text:p>
            </text:list-item>
          </text:list>
        </text:list-item>
      </text:list>
      <text:p text:style-name="P35"/>
      <text:p text:style-name="P36">Operación: Acción por la cual cualquier tipo de dato se transfoma.</text:p>
      <text:list xml:id="list8757177707685421230" text:style-name="L10">
        <text:list-item>
          <text:p text:style-name="P37">Cada tipo e dato solo admite un tipo de operación concreta.</text:p>
        </text:list-item>
      </text:list>
      <text:p text:style-name="P36"/>
      <text:p text:style-name="P36">Operaciones con enteros: </text:p>
      <text:list xml:id="list8530204609369398593" text:style-name="L11">
        <text:list-item>
          <text:p text:style-name="P38">Unárias: Solo un operando.</text:p>
          <text:list>
            <text:list-item>
              <text:p text:style-name="P38">Cambio de signo (-)</text:p>
            </text:list-item>
          </text:list>
        </text:list-item>
        <text:list-item>
          <text:p text:style-name="P38">Binárias: Dos operandos.</text:p>
          <text:list>
            <text:list-item>
              <text:p text:style-name="P38">Cualquier operación aritmética entre dos operandos. (+ - * / %)</text:p>
            </text:list-item>
          </text:list>
        </text:list-item>
      </text:list>
      <text:p text:style-name="P36"/>
      <text:p text:style-name="P36">Relacionales de enteros: </text:p>
      <text:list xml:id="list175446815092272310" text:style-name="L12">
        <text:list-item>
          <text:p text:style-name="P39">== (igual)</text:p>
        </text:list-item>
        <text:list-item>
          <text:p text:style-name="P39">!= (diferente)</text:p>
        </text:list-item>
        <text:list-item>
          <text:p text:style-name="P39">&gt; (mayor que)</text:p>
        </text:list-item>
        <text:list-item>
          <text:p text:style-name="P39">&lt; (menor que)</text:p>
        </text:list-item>
        <text:list-item>
          <text:p text:style-name="P39">&gt;= (mayor o igual que)</text:p>
        </text:list-item>
        <text:list-item>
          <text:p text:style-name="P39">&lt;= (menor o igual que)</text:p>
        </text:list-item>
      </text:list>
      <text:p text:style-name="P35"/>
      <text:p text:style-name="P32"/>
      <text:p text:style-name="P40">Comandos Usados</text:p>
      <text:p text:style-name="P2"/>
      <text:p text:style-name="P2">import java.util.Scanner → Este método nos permite importar la clase “Scanner”. Con ella podremos introducir datos por el teclado para interactuara con el programa.</text:p>
      <text:p text:style-name="P2"/>
      <text:p text:style-name="P2"><text:span text:style-name="T3">p</text:span>ublic class <text:span text:style-name="T1">nombreArchivo { <text:s/>} </text:span><text:span text:style-name="T2">→ Aquí ponemos el nombre del archivo, entre paréntesis colocamos el resto de las líneas de código del programa.</text:span></text:p>
      <text:p text:style-name="P3"/>
      <text:p text:style-name="P3"><text:span text:style-name="T3">p</text:span>ublic static void main (String[] <text:span text:style-name="T3">args) { <text:s/>} → Mediante este comando declaramos la clase principal del programa que en este caso es “main”.</text:span></text:p>
      <text:p text:style-name="P3"/>
      <text:p text:style-name="P4">Scanner teclado = <text:s/>new Scanner(System.in) → Asigna el Scanner a la variable “teclado”</text:p>
      <text:p text:style-name="P4"/>
      <text:p text:style-name="P4">teclado.close() → Cierra la entrada por teclado.</text:p>
      <text:p text:style-name="P4"/>
      <text:p text:style-name="P4">System.out.print() → Permite mostrar por pantalla lo introducido entre los paréntesis.</text:p>
      <text:list xml:id="list7326899054782380639" text:style-name="L1">
        <text:list-item>
          <text:p text:style-name="P12">print() → No realiza salto de linea.</text:p>
        </text:list-item>
        <text:list-item>
          <text:p text:style-name="P12">println() → Realiza salto de linea.</text:p>
        </text:list-item>
        <text:list-item>
          <text:p text:style-name="P13">printf() → Permite mostrar los valores numéricos de salida con un formato diferente empleando:</text:p>
          <text:list>
            <text:list-item>
              <text:p text:style-name="P13">%d (para valores enteros)</text:p>
            </text:list-item>
            <text:list-item>
              <text:p text:style-name="P13">%.xf (para valores con números reales.</text:p>
            </text:list-item>
            <text:list-item>
              <text:p text:style-name="P13">Necesita de valores comod<text:span text:style-name="T4">í</text:span>n para realizar los saltos de línea y demás opciones de formato.</text:p>
            </text:list-item>
          </text:list>
        </text:list-item>
      </text:list>
      <text:p text:style-name="P5"/>
      <text:p text:style-name="P5">Operadores Booleanos</text:p>
      <text:p text:style-name="P8"/>
      <text:p text:style-name="P8">&amp;&amp; (and) = Todos <text:span text:style-name="T5">false</text:span> menos <text:span text:style-name="T5">true </text:span><text:span text:style-name="T6">y</text:span><text:span text:style-name="T5"> true</text:span> que es <text:span text:style-name="T5">true</text:span></text:p>
      <text:p text:style-name="P8">| | (or) = Todos <text:span text:style-name="T5">true</text:span> menos <text:span text:style-name="T5">false </text:span><text:span text:style-name="T6">y</text:span><text:span text:style-name="T5"> false</text:span> que es <text:span text:style-name="T5">false</text:span></text:p>
      <text:p text:style-name="P9"/>
      <text:p text:style-name="P6">Orden operadores </text:p>
      <text:p text:style-name="P6"/>
      <text:list xml:id="list2790571744996279635" text:style-name="L2">
        <text:list-item>
          <text:p text:style-name="P14">Cambio de signo<text:tab/><text:tab/><text:tab/><text:tab/><text:tab/>- (solo valores numéricos)</text:p>
        </text:list-item>
        <text:list-item>
          <text:p text:style-name="P14">Negación<text:tab/><text:tab/><text:tab/><text:tab/><text:tab/><text:tab/><text:tab/>! (solo valores booleanos)</text:p>
        </text:list-item>
        <text:list-item>
          <text:p text:style-name="P15">Producto, división, módulo<text:tab/><text:tab/><text:tab/>* / %</text:p>
        </text:list-item>
        <text:list-item>
          <text:p text:style-name="P16">Suma y resta<text:tab/><text:tab/><text:tab/><text:tab/><text:tab/><text:tab/>+ -</text:p>
        </text:list-item>
        <text:list-item>
          <text:p text:style-name="P16">Relacionales de comparación<text:tab/><text:tab/>&gt; &lt; &gt;= &lt;=</text:p>
        </text:list-item>
        <text:list-item>
          <text:p text:style-name="P16">Relacionales de igualdad<text:tab/><text:tab/><text:tab/>== !=</text:p>
        </text:list-item>
        <text:list-item>
          <text:p text:style-name="P16">Conjunciones<text:tab/><text:tab/><text:tab/><text:tab/><text:tab/><text:tab/>&amp;&amp;</text:p>
        </text:list-item>
        <text:list-item>
          <text:p text:style-name="P16">Disyunciones<text:tab/><text:tab/><text:tab/><text:tab/><text:tab/><text:tab/>| |</text:p>
        </text:list-item>
      </text:list>
      <text:p text:style-name="P10"/>
      <text:p text:style-name="P7">Asignación de literales a variables</text:p>
      <text:p text:style-name="P11"/>
      <text:p text:style-name="P10">Java siempre ve los literales como <text:span text:style-name="T5">int</text:span> si no tiene decimales, hay que decirla que tipo de literal es colocando “L” después del número si quieres hacer un <text:span text:style-name="T5">long</text:span>.</text:p>
      <text:p text:style-name="P10"/>
      <text:p text:style-name="P10">En caso de tener decimales lo toma como un <text:span text:style-name="T5">double,</text:span> si quieres usar un “float” has de usar al “F” después del número en cuest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30T18:16:27.524398595</meta:creation-date>
    <dc:date>2024-10-01T18:42:03.427204259</dc:date>
    <meta:editing-duration>PT1H38M16S</meta:editing-duration>
    <meta:editing-cycles>22</meta:editing-cycles>
    <meta:generator>LibreOffice/5.1.6.2$Linux_x86 LibreOffice_project/10m0$Build-2</meta:generator>
    <meta:document-statistic meta:table-count="0" meta:image-count="0" meta:object-count="0" meta:page-count="3" meta:paragraph-count="92" meta:word-count="759" meta:character-count="4389" meta:non-whitespace-character-count="3746"/>
  </office:meta>
</office:document-meta>
</file>